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11-18 0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9-0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8-12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18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1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5-0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272" calcext:value-type="float">
            <text:p>51.7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1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712" calcext:value-type="float">
            <text:p>51.7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7336" calcext:value-type="float">
            <text:p>51.8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4664" calcext:value-type="float">
            <text:p>51.7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7336" calcext:value-type="float">
            <text:p>51.8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7336" calcext:value-type="float">
            <text:p>51.8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5624" calcext:value-type="float">
            <text:p>51.8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152" calcext:value-type="float">
            <text:p>51.8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5624" calcext:value-type="float">
            <text:p>51.8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03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1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2-1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0-08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1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14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5896" calcext:value-type="float">
            <text:p>51.7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1888" calcext:value-type="float">
            <text:p>51.6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6752" calcext:value-type="float">
            <text:p>51.7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0384" calcext:value-type="float">
            <text:p>51.8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0656" calcext:value-type="float">
            <text:p>51.7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3328" calcext:value-type="float">
            <text:p>51.7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4288" calcext:value-type="float">
            <text:p>51.8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3-1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30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344" calcext:value-type="float">
            <text:p>52.2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344" calcext:value-type="float">
            <text:p>52.2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04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0-0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31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26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0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6-0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3-2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2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4136" calcext:value-type="float">
            <text:p>52.9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1-2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0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3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2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1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4768" calcext:value-type="float">
            <text:p>51.8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1888" calcext:value-type="float">
            <text:p>51.6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5896" calcext:value-type="float">
            <text:p>51.7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6752" calcext:value-type="float">
            <text:p>51.7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712" calcext:value-type="float">
            <text:p>51.7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2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8088" calcext:value-type="float">
            <text:p>51.7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3328" calcext:value-type="float">
            <text:p>51.7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712" calcext:value-type="float">
            <text:p>51.7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4768" calcext:value-type="float">
            <text:p>51.8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0864" calcext:value-type="float">
            <text:p>51.8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056" calcext:value-type="float">
            <text:p>51.8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1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1384" calcext:value-type="float">
            <text:p>52.2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1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2-0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5576" calcext:value-type="float">
            <text:p>52.9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0104" calcext:value-type="float">
            <text:p>53.4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22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5176" calcext:value-type="float">
            <text:p>53.6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0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2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1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392" calcext:value-type="float">
            <text:p>54.9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8736" calcext:value-type="float">
            <text:p>51.6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0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6752" calcext:value-type="float">
            <text:p>51.7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7232" calcext:value-type="float">
            <text:p>51.7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6752" calcext:value-type="float">
            <text:p>51.7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6752" calcext:value-type="float">
            <text:p>51.7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5896" calcext:value-type="float">
            <text:p>51.7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4664" calcext:value-type="float">
            <text:p>51.7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5624" calcext:value-type="float">
            <text:p>51.8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7336" calcext:value-type="float">
            <text:p>51.8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712" calcext:value-type="float">
            <text:p>51.7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056" calcext:value-type="float">
            <text:p>51.8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152" calcext:value-type="float">
            <text:p>51.8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1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7544" calcext:value-type="float">
            <text:p>54.5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60152" calcext:value-type="float">
            <text:p>55.6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04655483871" calcext:value-type="float">
            <text:p>55.270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54384516129" calcext:value-type="float">
            <text:p>55.9754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444" calcext:value-type="float">
            <text:p>55.24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0751483871" calcext:value-type="float">
            <text:p>53.6007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82864" calcext:value-type="float">
            <text:p>51.61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93489032258" calcext:value-type="float">
            <text:p>51.7193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08791724138" calcext:value-type="float">
            <text:p>51.86087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02738064516" calcext:value-type="float">
            <text:p>52.0402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71212903226" calcext:value-type="float">
            <text:p>52.307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754" calcext:value-type="float">
            <text:p>52.70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13122580645" calcext:value-type="float">
            <text:p>53.761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18" calcext:value-type="float">
            <text:p>55.79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96774193548" calcext:value-type="float">
            <text:p>56.289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05447741936" calcext:value-type="float">
            <text:p>56.4205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0024" calcext:value-type="float">
            <text:p>54.1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19904" calcext:value-type="float">
            <text:p>52.5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15576" calcext:value-type="float">
            <text:p>51.78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85388387097" calcext:value-type="float">
            <text:p>51.9485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4174285714" calcext:value-type="float">
            <text:p>52.05341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6768516129" calcext:value-type="float">
            <text:p>52.2867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57385806452" calcext:value-type="float">
            <text:p>52.5757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54616" calcext:value-type="float">
            <text:p>53.0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1143225807" calcext:value-type="float">
            <text:p>54.23011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1072" calcext:value-type="float">
            <text:p>56.50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9792516129" calcext:value-type="float">
            <text:p>56.6697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97527741936" calcext:value-type="float">
            <text:p>56.1797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75648" calcext:value-type="float">
            <text:p>55.5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39037419355" calcext:value-type="float">
            <text:p>53.5039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37448" calcext:value-type="float">
            <text:p>51.6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60116129032" calcext:value-type="float">
            <text:p>51.786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09382857143" calcext:value-type="float">
            <text:p>51.9209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5370322581" calcext:value-type="float">
            <text:p>52.3765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0192" calcext:value-type="float">
            <text:p>52.75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67728" calcext:value-type="float">
            <text:p>55.3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10366451613" calcext:value-type="float">
            <text:p>56.2510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59081290323" calcext:value-type="float">
            <text:p>55.1859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1392" calcext:value-type="float">
            <text:p>55.24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56678709677" calcext:value-type="float">
            <text:p>53.4356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79736" calcext:value-type="float">
            <text:p>51.8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6059354839" calcext:value-type="float">
            <text:p>51.9446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7811428572" calcext:value-type="float">
            <text:p>52.078781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40849032258" calcext:value-type="float">
            <text:p>52.2740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48941935484" calcext:value-type="float">
            <text:p>52.554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92208" calcext:value-type="float">
            <text:p>53.04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2570322581" calcext:value-type="float">
            <text:p>54.3272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3308" calcext:value-type="float">
            <text:p>55.42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69767741936" calcext:value-type="float">
            <text:p>56.066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6766451613" calcext:value-type="float">
            <text:p>55.6566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87944" calcext:value-type="float">
            <text:p>54.15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95135483871" calcext:value-type="float">
            <text:p>53.749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89184" calcext:value-type="float">
            <text:p>51.84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4549677419" calcext:value-type="float">
            <text:p>51.9534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6892903226" calcext:value-type="float">
            <text:p>52.2796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5003870968" calcext:value-type="float">
            <text:p>52.5135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6872" calcext:value-type="float">
            <text:p>52.8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27060645161" calcext:value-type="float">
            <text:p>53.8027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99048" calcext:value-type="float">
            <text:p>56.48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40463448276" calcext:value-type="float">
            <text:p>55.73404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0839483871" calcext:value-type="float">
            <text:p>56.5908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38144" calcext:value-type="float">
            <text:p>54.9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7486451613" calcext:value-type="float">
            <text:p>55.0897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8856" calcext:value-type="float">
            <text:p>52.75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7793548387" calcext:value-type="float">
            <text:p>52.004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03794285714" calcext:value-type="float">
            <text:p>52.1303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39633548387" calcext:value-type="float">
            <text:p>52.3339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94459354839" calcext:value-type="float">
            <text:p>52.5694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38683076923" calcext:value-type="float">
            <text:p>52.813868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4639" calcext:value-type="float">
            <text:p>54.134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57408" calcext:value-type="float">
            <text:p>55.68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55310967742" calcext:value-type="float">
            <text:p>55.9055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19901935484" calcext:value-type="float">
            <text:p>56.7519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33127272727" calcext:value-type="float">
            <text:p>55.2533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644096" calcext:value-type="float">
            <text:p>54.856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6104" calcext:value-type="float">
            <text:p>52.1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86660645161" calcext:value-type="float">
            <text:p>51.9586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31354285714" calcext:value-type="float">
            <text:p>52.0831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93654193548" calcext:value-type="float">
            <text:p>52.2693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43158709677" calcext:value-type="float">
            <text:p>52.5243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29904" calcext:value-type="float">
            <text:p>52.9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4252903226" calcext:value-type="float">
            <text:p>53.9774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9512" calcext:value-type="float">
            <text:p>56.02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20423225807" calcext:value-type="float">
            <text:p>56.7020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88100645161" calcext:value-type="float">
            <text:p>56.1588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42984" calcext:value-type="float">
            <text:p>55.52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9958" calcext:value-type="float">
            <text:p>55.289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4072" calcext:value-type="float">
            <text:p>51.79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5768516129" calcext:value-type="float">
            <text:p>51.9057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10225714286" calcext:value-type="float">
            <text:p>52.05102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31421935484" calcext:value-type="float">
            <text:p>52.2531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77398709677" calcext:value-type="float">
            <text:p>52.4877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49944" calcext:value-type="float">
            <text:p>52.9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5932903226" calcext:value-type="float">
            <text:p>54.1785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26216" calcext:value-type="float">
            <text:p>55.72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93819354839" calcext:value-type="float">
            <text:p>56.629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7406451613" calcext:value-type="float">
            <text:p>56.549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5492" calcext:value-type="float">
            <text:p>55.62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31909677419" calcext:value-type="float">
            <text:p>54.413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2048" calcext:value-type="float">
            <text:p>51.6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47334193549" calcext:value-type="float">
            <text:p>51.784733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96168275862" calcext:value-type="float">
            <text:p>51.92961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23442580645" calcext:value-type="float">
            <text:p>52.1123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2112516129" calcext:value-type="float">
            <text:p>52.3721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82968" calcext:value-type="float">
            <text:p>52.76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8771764706" calcext:value-type="float">
            <text:p>53.858877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57016" calcext:value-type="float">
            <text:p>54.9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9945806452" calcext:value-type="float">
            <text:p>55.3859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1094193548" calcext:value-type="float">
            <text:p>56.3171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748" calcext:value-type="float">
            <text:p>56.0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26198709678" calcext:value-type="float">
            <text:p>53.432619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76944" calcext:value-type="float">
            <text:p>51.7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46523870968" calcext:value-type="float">
            <text:p>51.8246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72965714286" calcext:value-type="float">
            <text:p>51.95729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3783225806" calcext:value-type="float">
            <text:p>52.1513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77169032258" calcext:value-type="float">
            <text:p>52.3777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77176" calcext:value-type="float">
            <text:p>52.8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11388387097" calcext:value-type="float">
            <text:p>53.7011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51864" calcext:value-type="float">
            <text:p>54.75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90428387097" calcext:value-type="float">
            <text:p>55.2190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60288" calcext:value-type="float">
            <text:p>53.9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2283870968" calcext:value-type="float">
            <text:p>53.004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6608" calcext:value-type="float">
            <text:p>51.48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78221935484" calcext:value-type="float">
            <text:p>51.5978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1854285714" calcext:value-type="float">
            <text:p>51.72118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69310967742" calcext:value-type="float">
            <text:p>51.8669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53344516129" calcext:value-type="float">
            <text:p>52.0953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9796" calcext:value-type="float">
            <text:p>52.4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8791483871" calcext:value-type="float">
            <text:p>53.1587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87328" calcext:value-type="float">
            <text:p>54.47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13465806452" calcext:value-type="float">
            <text:p>54.0113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1587096774" calcext:value-type="float">
            <text:p>53.946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0904" calcext:value-type="float">
            <text:p>53.4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80438709678" calcext:value-type="float">
            <text:p>54.1580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01256" calcext:value-type="float">
            <text:p>51.5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7064516129" calcext:value-type="float">
            <text:p>51.607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57871428571" calcext:value-type="float">
            <text:p>51.74578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16562580645" calcext:value-type="float">
            <text:p>51.9416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92036129032" calcext:value-type="float">
            <text:p>52.1792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19952" calcext:value-type="float">
            <text:p>52.69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29135483871" calcext:value-type="float">
            <text:p>54.282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78336" calcext:value-type="float">
            <text:p>55.76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73935483871" calcext:value-type="float">
            <text:p>55.83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9729032258" calcext:value-type="float">
            <text:p>55.568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8936" calcext:value-type="float">
            <text:p>54.34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93357419355" calcext:value-type="float">
            <text:p>52.7693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006" calcext:value-type="float">
            <text:p>51.2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73019354839" calcext:value-type="float">
            <text:p>51.417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9788137931" calcext:value-type="float">
            <text:p>51.53978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25762580645" calcext:value-type="float">
            <text:p>51.6825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81166451613" calcext:value-type="float">
            <text:p>51.9381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01848" calcext:value-type="float">
            <text:p>52.38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8572903226" calcext:value-type="float">
            <text:p>53.6238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16216" calcext:value-type="float">
            <text:p>55.34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07378064516" calcext:value-type="float">
            <text:p>54.9907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6459354839" calcext:value-type="float">
            <text:p>56.0746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38" calcext:value-type="float">
            <text:p>55.11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96931612903" calcext:value-type="float">
            <text:p>53.5396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1348" calcext:value-type="float">
            <text:p>51.17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02518709677" calcext:value-type="float">
            <text:p>51.2502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3517142857" calcext:value-type="float">
            <text:p>51.36435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2867096774" calcext:value-type="float">
            <text:p>51.5412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93950967742" calcext:value-type="float">
            <text:p>51.7693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97256" calcext:value-type="float">
            <text:p>52.1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734944" calcext:value-type="float">
            <text:p>52.737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2948" calcext:value-type="float">
            <text:p>55.08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56188571428" calcext:value-type="float">
            <text:p>55.515618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8152" calcext:value-type="float">
            <text:p>54.0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8051862069" calcext:value-type="float">
            <text:p>53.098051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3372" calcext:value-type="float">
            <text:p>51.36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7269677419" calcext:value-type="float">
            <text:p>51.4627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28874285714" calcext:value-type="float">
            <text:p>51.6228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7752516129" calcext:value-type="float">
            <text:p>51.7777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8926451613" calcext:value-type="float">
            <text:p>52.0508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4856774194" calcext:value-type="float">
            <text:p>54.2024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7096" calcext:value-type="float">
            <text:p>54.77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10487741936" calcext:value-type="float">
            <text:p>55.8810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5783225807" calcext:value-type="float">
            <text:p>55.2755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2156" calcext:value-type="float">
            <text:p>52.30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9829677419" calcext:value-type="float">
            <text:p>51.6059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6288" calcext:value-type="float">
            <text:p>51.61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40567741936" calcext:value-type="float">
            <text:p>51.754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40851612903" calcext:value-type="float">
            <text:p>52.104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4149677419" calcext:value-type="float">
            <text:p>52.3954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63712" calcext:value-type="float">
            <text:p>52.90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19192258065" calcext:value-type="float">
            <text:p>53.9719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1864" calcext:value-type="float">
            <text:p>55.6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4012903226" calcext:value-type="float">
            <text:p>56.452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3989677419" calcext:value-type="float">
            <text:p>56.4583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2808" calcext:value-type="float">
            <text:p>54.4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44461935484" calcext:value-type="float">
            <text:p>54.3044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60992" calcext:value-type="float">
            <text:p>51.7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22348387097" calcext:value-type="float">
            <text:p>51.802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99613793104" calcext:value-type="float">
            <text:p>51.97996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4096516129" calcext:value-type="float">
            <text:p>52.2440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83584516129" calcext:value-type="float">
            <text:p>52.6683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0608" calcext:value-type="float">
            <text:p>53.92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7019354839" calcext:value-type="float">
            <text:p>56.522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51088" calcext:value-type="float">
            <text:p>56.72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42345806452" calcext:value-type="float">
            <text:p>56.5442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16544" calcext:value-type="float">
            <text:p>55.45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90379354839" calcext:value-type="float">
            <text:p>54.6390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95928" calcext:value-type="float">
            <text:p>52.46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1974193548" calcext:value-type="float">
            <text:p>51.687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45205714286" calcext:value-type="float">
            <text:p>51.8445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5236129032" calcext:value-type="float">
            <text:p>52.0725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52415483871" calcext:value-type="float">
            <text:p>52.335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8164" calcext:value-type="float">
            <text:p>53.12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7236129032" calcext:value-type="float">
            <text:p>54.8157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9536" calcext:value-type="float">
            <text:p>56.85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68327741936" calcext:value-type="float">
            <text:p>55.6768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9223225807" calcext:value-type="float">
            <text:p>56.1229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7144" calcext:value-type="float">
            <text:p>55.1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6743225806" calcext:value-type="float">
            <text:p>52.6146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22848" calcext:value-type="float">
            <text:p>51.4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84642580645" calcext:value-type="float">
            <text:p>51.5484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8257142857" calcext:value-type="float">
            <text:p>51.7278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61790967742" calcext:value-type="float">
            <text:p>51.9461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48193548387" calcext:value-type="float">
            <text:p>52.324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28984" calcext:value-type="float">
            <text:p>53.2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4606451613" calcext:value-type="float">
            <text:p>55.071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64704" calcext:value-type="float">
            <text:p>56.64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9189677419" calcext:value-type="float">
            <text:p>55.2849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58490322581" calcext:value-type="float">
            <text:p>56.015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1588" calcext:value-type="float">
            <text:p>55.63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35037419355" calcext:value-type="float">
            <text:p>54.1135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10856" calcext:value-type="float">
            <text:p>51.5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0203870968" calcext:value-type="float">
            <text:p>51.3400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4992" calcext:value-type="float">
            <text:p>51.6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292" calcext:value-type="float">
            <text:p>52.12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9496" calcext:value-type="float">
            <text:p>52.6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7666666667" calcext:value-type="float">
            <text:p>53.5897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90699354839" calcext:value-type="float">
            <text:p>56.4190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044" calcext:value-type="float">
            <text:p>57.37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53385806452" calcext:value-type="float">
            <text:p>56.9953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84619354839" calcext:value-type="float">
            <text:p>56.888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73712" calcext:value-type="float">
            <text:p>54.55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28098064516" calcext:value-type="float">
            <text:p>54.0428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6619354839" calcext:value-type="float">
            <text:p>50.868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9859310345" calcext:value-type="float">
            <text:p>50.99398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0593548387" calcext:value-type="float">
            <text:p>51.197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23971612903" calcext:value-type="float">
            <text:p>51.5523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1112" calcext:value-type="float">
            <text:p>52.47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08467096774" calcext:value-type="float">
            <text:p>55.6408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95584" calcext:value-type="float">
            <text:p>56.96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57574193548" calcext:value-type="float">
            <text:p>55.405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9876129032" calcext:value-type="float">
            <text:p>53.8799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78689032258" calcext:value-type="float">
            <text:p>51.3078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36048" calcext:value-type="float">
            <text:p>50.53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25778064516" calcext:value-type="float">
            <text:p>50.6625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0222857143" calcext:value-type="float">
            <text:p>50.68802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5873548387" calcext:value-type="float">
            <text:p>50.8495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18598709677" calcext:value-type="float">
            <text:p>51.1618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79" calcext:value-type="float">
            <text:p>51.7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0087741936" calcext:value-type="float">
            <text:p>52.51300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7652" calcext:value-type="float">
            <text:p>53.85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4203870968" calcext:value-type="float">
            <text:p>54.1594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89638709677" calcext:value-type="float">
            <text:p>53.898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92256" calcext:value-type="float">
            <text:p>53.18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0456774194" calcext:value-type="float">
            <text:p>51.8250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2650322581" calcext:value-type="float">
            <text:p>50.5812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40242857143" calcext:value-type="float">
            <text:p>50.70402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57700645161" calcext:value-type="float">
            <text:p>50.8857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8002580645" calcext:value-type="float">
            <text:p>51.1888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33536" calcext:value-type="float">
            <text:p>51.67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67150967742" calcext:value-type="float">
            <text:p>53.1867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00432" calcext:value-type="float">
            <text:p>54.6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68810322581" calcext:value-type="float">
            <text:p>54.3668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25140645161" calcext:value-type="float">
            <text:p>54.5525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65648" calcext:value-type="float">
            <text:p>53.89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28988387097" calcext:value-type="float">
            <text:p>52.5428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1704" calcext:value-type="float">
            <text:p>50.56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8376774194" calcext:value-type="float">
            <text:p>50.5418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17877142857" calcext:value-type="float">
            <text:p>50.66178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8823225806" calcext:value-type="float">
            <text:p>50.8498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3850322581" calcext:value-type="float">
            <text:p>51.1603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3347096774" calcext:value-type="float">
            <text:p>52.6873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22776" calcext:value-type="float">
            <text:p>53.73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20812903226" calcext:value-type="float">
            <text:p>53.892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1336774194" calcext:value-type="float">
            <text:p>54.8151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26688" calcext:value-type="float">
            <text:p>53.7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62188387097" calcext:value-type="float">
            <text:p>52.4362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8928516129" calcext:value-type="float">
            <text:p>50.5189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6366896552" calcext:value-type="float">
            <text:p>50.66963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61055483871" calcext:value-type="float">
            <text:p>50.866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0970322581" calcext:value-type="float">
            <text:p>51.1420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92288" calcext:value-type="float">
            <text:p>51.58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81099354839" calcext:value-type="float">
            <text:p>52.5481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81305806452" calcext:value-type="float">
            <text:p>54.1881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2363870968" calcext:value-type="float">
            <text:p>53.8302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0448" calcext:value-type="float">
            <text:p>53.03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13612903226" calcext:value-type="float">
            <text:p>51.941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41096" calcext:value-type="float">
            <text:p>50.86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7326451613" calcext:value-type="float">
            <text:p>50.7707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018" calcext:value-type="float">
            <text:p>50.9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5476129032" calcext:value-type="float">
            <text:p>51.1215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8149677419" calcext:value-type="float">
            <text:p>51.4048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3496" calcext:value-type="float">
            <text:p>51.89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06190967742" calcext:value-type="float">
            <text:p>53.1806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6336" calcext:value-type="float">
            <text:p>55.05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18890322581" calcext:value-type="float">
            <text:p>54.811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52322580645" calcext:value-type="float">
            <text:p>54.645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50968" calcext:value-type="float">
            <text:p>53.83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8376516129" calcext:value-type="float">
            <text:p>52.198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71584" calcext:value-type="float">
            <text:p>50.46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93852903226" calcext:value-type="float">
            <text:p>50.6093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2737142857" calcext:value-type="float">
            <text:p>50.7402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36415483871" calcext:value-type="float">
            <text:p>50.9636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61512258065" calcext:value-type="float">
            <text:p>51.2561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8704" calcext:value-type="float">
            <text:p>51.71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0443870968" calcext:value-type="float">
            <text:p>52.6750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96856" calcext:value-type="float">
            <text:p>54.32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13398709677" calcext:value-type="float">
            <text:p>54.6213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52905806452" calcext:value-type="float">
            <text:p>54.3252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56352" calcext:value-type="float">
            <text:p>53.87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94529032258" calcext:value-type="float">
            <text:p>51.789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38664" calcext:value-type="float">
            <text:p>50.54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2446451613" calcext:value-type="float">
            <text:p>50.6762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53702857143" calcext:value-type="float">
            <text:p>50.8053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8629677419" calcext:value-type="float">
            <text:p>51.0268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40008" calcext:value-type="float">
            <text:p>51.92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52802580645" calcext:value-type="float">
            <text:p>53.5052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85984" calcext:value-type="float">
            <text:p>54.3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3393548387" calcext:value-type="float">
            <text:p>54.580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25721290323" calcext:value-type="float">
            <text:p>54.4025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70377142857" calcext:value-type="float">
            <text:p>54.56703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31544615385" calcext:value-type="float">
            <text:p>53.84315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244" calcext:value-type="float">
            <text:p>51.35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43481290323" calcext:value-type="float">
            <text:p>50.3243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83787586207" calcext:value-type="float">
            <text:p>50.45837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2823225807" calcext:value-type="float">
            <text:p>50.62128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6423225806" calcext:value-type="float">
            <text:p>50.8346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91" calcext:value-type="float">
            <text:p>51.2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5187096774" calcext:value-type="float">
            <text:p>52.254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4512" calcext:value-type="float">
            <text:p>53.4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86397419355" calcext:value-type="float">
            <text:p>54.0586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8676" calcext:value-type="float">
            <text:p>53.66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48727741936" calcext:value-type="float">
            <text:p>51.4248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11976" calcext:value-type="float">
            <text:p>50.17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35847741936" calcext:value-type="float">
            <text:p>50.2635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0712" calcext:value-type="float">
            <text:p>50.4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46862222222" calcext:value-type="float">
            <text:p>50.98468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71536" calcext:value-type="float">
            <text:p>51.59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81612903226" calcext:value-type="float">
            <text:p>53.008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20184" calcext:value-type="float">
            <text:p>53.79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31569032258" calcext:value-type="float">
            <text:p>53.9931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4766451613" calcext:value-type="float">
            <text:p>54.0564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64208" calcext:value-type="float">
            <text:p>53.50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52015483871" calcext:value-type="float">
            <text:p>52.0152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91792" calcext:value-type="float">
            <text:p>49.71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07169032258" calcext:value-type="float">
            <text:p>49.7107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67445714286" calcext:value-type="float">
            <text:p>49.8267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0843870968" calcext:value-type="float">
            <text:p>49.9470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95767741936" calcext:value-type="float">
            <text:p>50.199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22746666667" calcext:value-type="float">
            <text:p>50.54227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515" calcext:value-type="float">
            <text:p>52.126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1096" calcext:value-type="float">
            <text:p>53.02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3713548387" calcext:value-type="float">
            <text:p>52.9313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14518709678" calcext:value-type="float">
            <text:p>53.23145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16752" calcext:value-type="float">
            <text:p>52.67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08361290323" calcext:value-type="float">
            <text:p>51.180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268" calcext:value-type="float">
            <text:p>49.3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5418" calcext:value-type="float">
            <text:p>49.445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4808" calcext:value-type="float">
            <text:p>49.6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65268571429" calcext:value-type="float">
            <text:p>49.8265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60952258065" calcext:value-type="float">
            <text:p>50.0460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12272" calcext:value-type="float">
            <text:p>50.61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6389677419" calcext:value-type="float">
            <text:p>51.9016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49696" calcext:value-type="float">
            <text:p>52.66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9682580645" calcext:value-type="float">
            <text:p>52.9139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956" calcext:value-type="float">
            <text:p>51.5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93512258065" calcext:value-type="float">
            <text:p>50.1893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0248" calcext:value-type="float">
            <text:p>48.94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0170322581" calcext:value-type="float">
            <text:p>48.9780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0904827586" calcext:value-type="float">
            <text:p>49.12409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2890322581" calcext:value-type="float">
            <text:p>49.249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37827096774" calcext:value-type="float">
            <text:p>49.4137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4848" calcext:value-type="float">
            <text:p>49.70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01548387097" calcext:value-type="float">
            <text:p>50.400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65184" calcext:value-type="float">
            <text:p>51.69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84345806452" calcext:value-type="float">
            <text:p>52.0484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58371612903" calcext:value-type="float">
            <text:p>52.4058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828" calcext:value-type="float">
            <text:p>51.3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16061935484" calcext:value-type="float">
            <text:p>50.6316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32648" calcext:value-type="float">
            <text:p>49.08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6391483871" calcext:value-type="float">
            <text:p>49.1963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33545714286" calcext:value-type="float">
            <text:p>49.37335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72469677419" calcext:value-type="float">
            <text:p>49.5272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37649032258" calcext:value-type="float">
            <text:p>49.7137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0512" calcext:value-type="float">
            <text:p>49.96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8972903226" calcext:value-type="float">
            <text:p>50.5148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85072" calcext:value-type="float">
            <text:p>51.70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4663225807" calcext:value-type="float">
            <text:p>52.4744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4603870968" calcext:value-type="float">
            <text:p>52.1934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3136" calcext:value-type="float">
            <text:p>51.4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60381935484" calcext:value-type="float">
            <text:p>49.5160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4752" calcext:value-type="float">
            <text:p>49.42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41352258065" calcext:value-type="float">
            <text:p>49.6041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90008571429" calcext:value-type="float">
            <text:p>49.80900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0476" calcext:value-type="float">
            <text:p>49.98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57308571429" calcext:value-type="float">
            <text:p>50.31573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59568" calcext:value-type="float">
            <text:p>50.55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80539354839" calcext:value-type="float">
            <text:p>51.338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58208" calcext:value-type="float">
            <text:p>52.51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3303225807" calcext:value-type="float">
            <text:p>52.910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87334193548" calcext:value-type="float">
            <text:p>53.3087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74288" calcext:value-type="float">
            <text:p>52.4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2936516129" calcext:value-type="float">
            <text:p>50.5829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64024" calcext:value-type="float">
            <text:p>50.00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62516129032" calcext:value-type="float">
            <text:p>49.896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9011428571" calcext:value-type="float">
            <text:p>49.9909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1587096774" calcext:value-type="float">
            <text:p>50.136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86975483871" calcext:value-type="float">
            <text:p>50.268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76664" calcext:value-type="float">
            <text:p>50.46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37571612903" calcext:value-type="float">
            <text:p>51.0037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18512" calcext:value-type="float">
            <text:p>52.30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70985806452" calcext:value-type="float">
            <text:p>52.0270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1210322581" calcext:value-type="float">
            <text:p>52.4771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1888" calcext:value-type="float">
            <text:p>51.14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13171612903" calcext:value-type="float">
            <text:p>50.5313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6661818182" calcext:value-type="float">
            <text:p>50.04566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67195294118" calcext:value-type="float">
            <text:p>50.266719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44938181818" calcext:value-type="float">
            <text:p>50.29449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1888" calcext:value-type="float">
            <text:p>50.4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60482580645" calcext:value-type="float">
            <text:p>50.5060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52352" calcext:value-type="float">
            <text:p>50.67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5153548387" calcext:value-type="float">
            <text:p>51.0355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8056774194" calcext:value-type="float">
            <text:p>52.1908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2477419355" calcext:value-type="float">
            <text:p>52.065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35368" calcext:value-type="float">
            <text:p>51.5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27212307692" calcext:value-type="float">
            <text:p>50.55272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394" calcext:value-type="float">
            <text:p>50.57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538" calcext:value-type="float">
            <text:p>50.6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682" calcext:value-type="float">
            <text:p>50.75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0292" calcext:value-type="float">
            <text:p>50.8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7513846154" calcext:value-type="float">
            <text:p>51.05775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2584" calcext:value-type="float">
            <text:p>51.2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86201290323" calcext:value-type="float">
            <text:p>51.7386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67448" calcext:value-type="float">
            <text:p>52.7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8219354839" calcext:value-type="float">
            <text:p>52.529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61372903226" calcext:value-type="float">
            <text:p>52.8161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18245714286" calcext:value-type="float">
            <text:p>52.37182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86206153846" calcext:value-type="float">
            <text:p>50.97862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76" calcext:value-type="float">
            <text:p>50.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4787368421" calcext:value-type="float">
            <text:p>50.733478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74682857143" calcext:value-type="float">
            <text:p>50.82746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10562580645" calcext:value-type="float">
            <text:p>50.9510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2126451613" calcext:value-type="float">
            <text:p>51.1822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56728" calcext:value-type="float">
            <text:p>51.58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5703483871" calcext:value-type="float">
            <text:p>52.8357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18605714286" calcext:value-type="float">
            <text:p>53.4218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9566451613" calcext:value-type="float">
            <text:p>53.3249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031125145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18" meta:object-count="0"/>
    <meta:user-defined meta:name="AppVersion">3.0</meta:user-defined>
  </office:meta>
</office:document-meta>
</file>